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"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dc2300" draw:textarea-horizontal-align="center" draw:textarea-vertical-align="middle"/>
    </style:style>
    <style:style style:name="gr4" style:family="graphic" style:parent-style-name="standard">
      <style:graphic-properties draw:marker-end="Extrémités_20_de_20_ligne_20_1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3cm" draw:marker-start="" draw:marker-start-width="0.65cm" draw:marker-end="" draw:marker-end-width="0.65cm" draw:textarea-horizontal-align="center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7.7cm" svg:height="10.5cm" svg:x="1cm" svg:y="1cm">
          <text:p/>
        </draw:rect>
        <draw:rect draw:style-name="gr2" draw:text-style-name="P1" draw:layer="layout" svg:width="26.5cm" svg:height="5.5cm" svg:x="1.6cm" svg:y="5.5cm">
          <text:p/>
        </draw:rect>
        <draw:rect draw:style-name="gr3" draw:text-style-name="P2" draw:layer="layout" svg:width="9cm" svg:height="2.5cm" svg:x="1.5cm" svg:y="2.5cm">
          <text:p text:style-name="P1"><text:span text:style-name="T1">Ticket</text:span></text:p>
        </draw:rect>
        <draw:rect draw:style-name="gr3" draw:text-style-name="P2" draw:layer="layout" svg:width="9cm" svg:height="2.5cm" svg:x="10.5cm" svg:y="2.5cm">
          <text:p text:style-name="P1"><text:span text:style-name="T1">Receipt</text:span></text:p>
        </draw:rect>
        <draw:rect draw:style-name="gr3" draw:text-style-name="P2" draw:layer="layout" svg:width="8.5cm" svg:height="2.5cm" svg:x="19.5cm" svg:y="2.5cm">
          <text:p text:style-name="P3"><text:span text:style-name="T1">Change</text:span></text:p>
        </draw:rect>
        <draw:custom-shape draw:style-name="gr4" draw:text-style-name="P1" draw:layer="layout" svg:width="1cm" svg:height="1.5cm" svg:x="2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cm" svg:height="1.5cm" svg:x="9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cm" svg:height="1.5cm" svg:x="18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cm" svg:height="1.5cm" svg:x="11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cm" svg:height="1.5cm" svg:x="26.5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cm" svg:height="1.5cm" svg:x="20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1" draw:layer="layout" svg:x1="19.5cm" svg:y1="5.5cm" svg:x2="19.5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Extrémités_20_de_20_ligne_20_1" draw:display-name="Extrémités de ligne 1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colas Desfeux</meta:initial-creator>
    <meta:creation-date>2011-12-18T19:48:02.62</meta:creation-date>
    <dc:date>2011-12-18T19:56:17.21</dc:date>
    <dc:creator>Nicolas Desfeux</dc:creator>
    <meta:editing-duration>PT00H08M14S</meta:editing-duration>
    <meta:editing-cycles>1</meta:editing-cycles>
    <meta:document-statistic meta:object-count="12"/>
    <meta:generator>OpenOffice.org/3.2$Win32 OpenOffice.org_project/320m18$Build-9502</meta:generator>
  </office:meta>
</office:document-meta>
</file>